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00%" style:writing-mode="lr-tb"/>
    </style:style>
    <style:style style:name="T1_1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T1_2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T1_3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P2" style:family="paragraph" style:parent-style-name="Standard">
      <style:paragraph-properties fo:break-before="auto" fo:line-height="100%" style:writing-mode="lr-tb"/>
      <style:text-properties fo:color="#ffffff" style:font-name="Arial" fo:font-size="31pt" style:font-name-asian="Arial" style:font-size-asian="31pt" style:font-name-complex="Arial" style:font-size-complex="31pt"/>
    </style:style>
    <style:style style:name="P3" style:family="paragraph" style:parent-style-name="Standard">
      <style:paragraph-properties fo:text-align="center" fo:break-before="auto" fo:line-height="100%" style:writing-mode="lr-tb"/>
    </style:style>
    <style:style style:name="T3_1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2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3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4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5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P4" style:family="paragraph" style:parent-style-name="Standard">
      <style:paragraph-properties fo:text-align="left"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P5" style:family="paragraph" style:parent-style-name="Standard">
      <style:paragraph-properties fo:text-align="left" fo:break-before="auto" fo:line-height="100%" style:writing-mode="lr-tb"/>
    </style:style>
    <style:style style:name="T5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6" style:family="paragraph" style:parent-style-name="Standard">
      <style:paragraph-properties fo:text-align="center"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Table1" style:family="table">
      <style:table-properties table:align="left" style:width="17.59cm" fo:margin-left="0cm"/>
    </style:style>
    <style:style style:name="Column1" style:family="table-column">
      <style:table-column-properties style:column-width="17.59cm"/>
    </style:style>
    <style:style style:name="Row1" style:family="table-row"/>
    <style:style style:name="Cell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break-before="auto" fo:line-height="100%" style:writing-mode="lr-tb"/>
    </style:style>
    <style:style style:name="P13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2" style:family="table">
      <style:table-properties table:align="left" style:width="17.59cm" fo:margin-left="0cm"/>
    </style:style>
    <style:style style:name="Column2" style:family="table-column">
      <style:table-column-properties style:column-width="17.59cm"/>
    </style:style>
    <style:style style:name="Row2" style:family="table-row"/>
    <style:style style:name="Cell2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3" style:family="table">
      <style:table-properties table:align="left" style:width="17.235cm" fo:margin-left="0cm"/>
    </style:style>
    <style:style style:name="Column3" style:family="table-column">
      <style:table-column-properties style:column-width="5.745cm"/>
    </style:style>
    <style:style style:name="Column4" style:family="table-column">
      <style:table-column-properties style:column-width="5.745cm"/>
    </style:style>
    <style:style style:name="Column5" style:family="table-column">
      <style:table-column-properties style:column-width="5.745cm"/>
    </style:style>
    <style:style style:name="Row4" style:family="table-row"/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13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4" style:family="table">
      <style:table-properties table:align="left" style:width="17.24cm" fo:margin-left="0cm"/>
    </style:style>
    <style:style style:name="Column6" style:family="table-column">
      <style:table-column-properties style:column-width="1.916cm"/>
    </style:style>
    <style:style style:name="Column7" style:family="table-column">
      <style:table-column-properties style:column-width="1.916cm"/>
    </style:style>
    <style:style style:name="Column8" style:family="table-column">
      <style:table-column-properties style:column-width="1.916cm"/>
    </style:style>
    <style:style style:name="Column9" style:family="table-column">
      <style:table-column-properties style:column-width="1.916cm"/>
    </style:style>
    <style:style style:name="Column10" style:family="table-column">
      <style:table-column-properties style:column-width="1.916cm"/>
    </style:style>
    <style:style style:name="Column11" style:family="table-column">
      <style:table-column-properties style:column-width="1.916cm"/>
    </style:style>
    <style:style style:name="Column12" style:family="table-column">
      <style:table-column-properties style:column-width="1.916cm"/>
    </style:style>
    <style:style style:name="Column13" style:family="table-column">
      <style:table-column-properties style:column-width="1.916cm"/>
    </style:style>
    <style:style style:name="Column14" style:family="table-column">
      <style:table-column-properties style:column-width="1.916cm"/>
    </style:style>
    <style:style style:name="Row9" style:family="table-row"/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break-before="auto" fo:line-height="100%" style:writing-mode="lr-tb"/>
    </style:style>
    <style:style style:name="P46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/>
    </style:style>
    <style:style style:name="P47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5" style:family="table">
      <style:table-properties table:align="left" style:width="17.59cm" fo:margin-left="0cm"/>
    </style:style>
    <style:style style:name="Column15" style:family="table-column">
      <style:table-column-properties style:column-width="17.59cm"/>
    </style:style>
    <style:style style:name="Row10" style:family="table-row"/>
    <style:style style:name="Cell24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6" style:family="table">
      <style:table-properties table:align="left" style:width="17.24cm" fo:margin-left="0cm"/>
    </style:style>
    <style:style style:name="Column16" style:family="table-column">
      <style:table-column-properties style:column-width="1.916cm"/>
    </style:style>
    <style:style style:name="Column17" style:family="table-column">
      <style:table-column-properties style:column-width="1.916cm"/>
    </style:style>
    <style:style style:name="Column18" style:family="table-column">
      <style:table-column-properties style:column-width="1.916cm"/>
    </style:style>
    <style:style style:name="Column19" style:family="table-column">
      <style:table-column-properties style:column-width="1.916cm"/>
    </style:style>
    <style:style style:name="Column20" style:family="table-column">
      <style:table-column-properties style:column-width="1.916cm"/>
    </style:style>
    <style:style style:name="Column21" style:family="table-column">
      <style:table-column-properties style:column-width="1.916cm"/>
    </style:style>
    <style:style style:name="Column22" style:family="table-column">
      <style:table-column-properties style:column-width="1.916cm"/>
    </style:style>
    <style:style style:name="Column23" style:family="table-column">
      <style:table-column-properties style:column-width="1.916cm"/>
    </style:style>
    <style:style style:name="Column24" style:family="table-column">
      <style:table-column-properties style:column-width="1.916cm"/>
    </style:style>
    <style:style style:name="Row12" style:family="table-row"/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35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4" style:family="table-row"/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7" style:family="table">
      <style:table-properties table:align="left" style:width="17.235cm" fo:margin-left="0cm"/>
    </style:style>
    <style:style style:name="Column25" style:family="table-column">
      <style:table-column-properties style:column-width="5.745cm"/>
    </style:style>
    <style:style style:name="Column26" style:family="table-column">
      <style:table-column-properties style:column-width="5.745cm"/>
    </style:style>
    <style:style style:name="Column27" style:family="table-column">
      <style:table-column-properties style:column-width="5.745cm"/>
    </style:style>
    <style:style style:name="Row15" style:family="table-row"/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6" style:family="table-row"/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7" style:family="table-row"/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9" style:family="paragraph" style:parent-style-name="Standard">
      <style:paragraph-properties fo:break-before="auto" fo:line-height="100%" style:writing-mode="lr-tb"/>
    </style:style>
    <style:style style:name="P80" style:family="paragraph" style:parent-style-name="Standard">
      <style:paragraph-properties fo:break-before="auto" fo:line-height="100%" style:writing-mode="lr-tb"/>
    </style:style>
    <style:style style:name="P81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/>
    </style:style>
    <style:style style:name="P82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8" style:family="table">
      <style:table-properties table:align="left" style:width="17.59cm" fo:margin-left="0cm"/>
    </style:style>
    <style:style style:name="Column28" style:family="table-column">
      <style:table-column-properties style:column-width="17.59cm"/>
    </style:style>
    <style:style style:name="Row18" style:family="table-row"/>
    <style:style style:name="Cell46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9" style:family="table-row"/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9" style:family="table">
      <style:table-properties table:align="left" style:width="17.24cm" fo:margin-left="0cm"/>
    </style:style>
    <style:style style:name="Column29" style:family="table-column">
      <style:table-column-properties style:column-width="1.916cm"/>
    </style:style>
    <style:style style:name="Column30" style:family="table-column">
      <style:table-column-properties style:column-width="1.916cm"/>
    </style:style>
    <style:style style:name="Column31" style:family="table-column">
      <style:table-column-properties style:column-width="1.916cm"/>
    </style:style>
    <style:style style:name="Column32" style:family="table-column">
      <style:table-column-properties style:column-width="1.916cm"/>
    </style:style>
    <style:style style:name="Column33" style:family="table-column">
      <style:table-column-properties style:column-width="1.916cm"/>
    </style:style>
    <style:style style:name="Column34" style:family="table-column">
      <style:table-column-properties style:column-width="1.916cm"/>
    </style:style>
    <style:style style:name="Column35" style:family="table-column">
      <style:table-column-properties style:column-width="1.916cm"/>
    </style:style>
    <style:style style:name="Column36" style:family="table-column">
      <style:table-column-properties style:column-width="1.916cm"/>
    </style:style>
    <style:style style:name="Column37" style:family="table-column">
      <style:table-column-properties style:column-width="1.916cm"/>
    </style:style>
    <style:style style:name="Row20" style:family="table-row"/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1" style:family="table-row"/>
    <style:style style:name="Cell57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2" style:family="table-row"/>
    <style:style style:name="Cell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break-before="auto" fo:line-height="100%" style:writing-mode="lr-tb"/>
    </style:style>
    <style:style style:name="P100" style:family="paragraph" style:parent-style-name="Standard">
      <style:paragraph-properties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P101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/>
    </style:style>
    <style:style style:name="P102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10" style:family="table">
      <style:table-properties table:align="left" style:width="17.59cm" fo:margin-left="0cm"/>
    </style:style>
    <style:style style:name="Column38" style:family="table-column">
      <style:table-column-properties style:column-width="17.59cm"/>
    </style:style>
    <style:style style:name="Row23" style:family="table-row"/>
    <style:style style:name="Cell59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4" style:family="table-row"/>
    <style:style style:name="Cell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11" style:family="table">
      <style:table-properties table:align="left" style:width="17.24cm" fo:margin-left="0cm"/>
    </style:style>
    <style:style style:name="Column39" style:family="table-column">
      <style:table-column-properties style:column-width="1.916cm"/>
    </style:style>
    <style:style style:name="Column40" style:family="table-column">
      <style:table-column-properties style:column-width="1.916cm"/>
    </style:style>
    <style:style style:name="Column41" style:family="table-column">
      <style:table-column-properties style:column-width="1.916cm"/>
    </style:style>
    <style:style style:name="Column42" style:family="table-column">
      <style:table-column-properties style:column-width="1.916cm"/>
    </style:style>
    <style:style style:name="Column43" style:family="table-column">
      <style:table-column-properties style:column-width="1.916cm"/>
    </style:style>
    <style:style style:name="Column44" style:family="table-column">
      <style:table-column-properties style:column-width="1.916cm"/>
    </style:style>
    <style:style style:name="Column45" style:family="table-column">
      <style:table-column-properties style:column-width="1.916cm"/>
    </style:style>
    <style:style style:name="Column46" style:family="table-column">
      <style:table-column-properties style:column-width="1.916cm"/>
    </style:style>
    <style:style style:name="Column47" style:family="table-column">
      <style:table-column-properties style:column-width="1.916cm"/>
    </style:style>
    <style:style style:name="Row25" style:family="table-row"/>
    <style:style style:name="Cell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16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6" style:family="table-row"/>
    <style:style style:name="Cell70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7" style:family="table-row"/>
    <style:style style:name="Cell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19" style:family="paragraph" style:parent-style-name="Standard">
      <style:paragraph-properties fo:break-before="auto" fo:line-height="100%" style:writing-mode="lr-tb"/>
    </style:style>
    <style:style style:name="P120" style:family="paragraph" style:parent-style-name="Standard">
      <style:paragraph-properties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P121" style:family="paragraph" style:parent-style-name="Standard">
      <style:paragraph-properties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P122" style:family="paragraph" style:parent-style-name="Standard">
      <style:paragraph-properties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P123" style:family="paragraph" style:parent-style-name="Standard">
      <style:paragraph-properties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</office:automatic-styles>
  <office:body>
    <office:text>
      <text:p text:style-name="P1"><text:span text:style-name="T1_1">TINKER</text:span><text:span text:style-name="T1_2"><text:s/></text:span><text:span text:style-name="T1_3">ACADEMY</text:span></text:p>
      <text:p text:style-name="P2"/>
      <text:p text:style-name="P3"><text:span text:style-name="T3_1">SCRATCH</text:span><text:span text:style-name="T3_2"><text:s/></text:span><text:span text:style-name="T3_3">Programming</text:span><text:span text:style-name="T3_4"><text:s/></text:span><text:span text:style-name="T3_5">Advanced</text:span></text:p>
      <text:p text:style-name="P4"/>
      <text:p text:style-name="P5"><text:span text:style-name="T5_1">Quiz</text:span><text:span text:style-name="T5_2"><text:s/>4:<text:s/></text:span><text:span text:style-name="T5_3">Application</text:span><text:span text:style-name="T5_4"><text:s/></text:span><text:span text:style-name="T5_5">Of</text:span><text:span text:style-name="T5_6"><text:s/></text:span><text:span text:style-name="T5_7">Data</text:span><text:span text:style-name="T5_8"><text:s/></text:span><text:span text:style-name="T5_9">Structures</text:span></text:p>
      <text:p text:style-name="P6"/>
      <table:table table:style-name="Table1">
        <table:table-column table:style-name="Column1"/>
        <table:table-row table:style-name="Row1">
          <table:table-cell table:style-name="Cell1">
            <text:p text:style-name="P7"><text:span text:style-name="T7_1">Welcome</text:span><text:span text:style-name="T7_2"><text:s/></text:span><text:span text:style-name="T7_3">to</text:span><text:span text:style-name="T7_4"><text:s/></text:span><text:span text:style-name="T7_5">the</text:span><text:span text:style-name="T7_6"><text:s/></text:span><text:span text:style-name="T7_7">Class</text:span><text:span text:style-name="T7_8">!</text:span></text:p>
            <text:p text:style-name="P8"/>
            <text:p text:style-name="P9"><text:span text:style-name="T9_1">This</text:span><text:span text:style-name="T9_2"><text:s/></text:span><text:span text:style-name="T9_3">quiz</text:span><text:span text:style-name="T9_4"><text:s/></text:span><text:span text:style-name="T9_5">will</text:span><text:span text:style-name="T9_6"><text:s/></text:span><text:span text:style-name="T9_7">cover</text:span><text:span text:style-name="T9_8"><text:s/></text:span><text:span text:style-name="T9_9">the</text:span><text:span text:style-name="T9_10"><text:s/></text:span><text:span text:style-name="T9_11">fourth</text:span><text:span text:style-name="T9_12"><text:s/></text:span><text:span text:style-name="T9_13">SCRATCH</text:span><text:span text:style-name="T9_14"><text:s/></text:span><text:span text:style-name="T9_15">Programming</text:span><text:span text:style-name="T9_16"><text:s/></text:span><text:span text:style-name="T9_17">Advanced</text:span><text:span text:style-name="T9_18"><text:s/></text:span><text:span text:style-name="T9_19">class</text:span><text:span text:style-name="T9_20">.</text:span></text:p>
            <text:p text:style-name="P10"/>
            <text:p text:style-name="P11"><text:span text:style-name="T11_1">This</text:span><text:span text:style-name="T11_2"><text:s/></text:span><text:span text:style-name="T11_3">quiz</text:span><text:span text:style-name="T11_4"><text:s/></text:span><text:span text:style-name="T11_5">is</text:span><text:span text:style-name="T11_6"><text:s/></text:span><text:span text:style-name="T11_7">graded</text:span><text:span text:style-name="T11_8">!</text:span></text:p>
          </table:table-cell>
        </table:table-row>
      </table:table>
      <text:p text:style-name="P12"/>
      <text:p text:style-name="P13"/>
      <table:table table:style-name="Table2">
        <table:table-column table:style-name="Column2"/>
        <table:table-row table:style-name="Row2">
          <table:table-cell table:style-name="Cell2">
            <text:p text:style-name="P14"><text:span text:style-name="T14_1">Question</text:span><text:span text:style-name="T14_2"><text:s/>1</text:span></text:p>
          </table:table-cell>
        </table:table-row>
        <table:table-row table:style-name="Row3">
          <table:table-cell table:style-name="Cell3">
            <text:p text:style-name="P15"><text:span text:style-name="T15_1">A</text:span><text:span text:style-name="T15_2"><text:s/></text:span><text:span text:style-name="T15_3">student</text:span><text:span text:style-name="T15_4"><text:s/></text:span><text:span text:style-name="T15_5">wants</text:span><text:span text:style-name="T15_6"><text:s/></text:span><text:span text:style-name="T15_7">to</text:span><text:span text:style-name="T15_8"><text:s/></text:span><text:span text:style-name="T15_9">represent</text:span><text:span text:style-name="T15_10"><text:s/></text:span><text:span text:style-name="T15_11">the</text:span><text:span text:style-name="T15_12"><text:s/></text:span><text:span text:style-name="T15_13">following</text:span><text:span text:style-name="T15_14"><text:s/>2</text:span><text:span text:style-name="T15_15">D</text:span><text:span text:style-name="T15_16"><text:s/></text:span><text:span text:style-name="T15_17">matrix</text:span><text:span text:style-name="T15_18"><text:s/></text:span><text:span text:style-name="T15_19">using</text:span><text:span text:style-name="T15_20"><text:s/></text:span><text:span text:style-name="T15_21">a</text:span><text:span text:style-name="T15_22"><text:s/></text:span><text:span text:style-name="T15_23">list</text:span><text:span text:style-name="T15_24"><text:s/></text:span><text:span text:style-name="T15_25">in</text:span><text:span text:style-name="T15_26"><text:s/></text:span><text:span text:style-name="T15_27">SCRATCH</text:span></text:p>
            <text:p text:style-name="P16"/>
            <text:p text:style-name="P17"/>
            <table:table table:style-name="Table3">
              <table:table-column table:style-name="Column3"/>
              <table:table-column table:style-name="Column4"/>
              <table:table-column table:style-name="Column5"/>
              <table:table-row table:style-name="Row4">
                <table:table-cell table:style-name="Cell4">
                  <text:p text:style-name="P18"><text:span text:style-name="T18_1">5</text:span></text:p>
                </table:table-cell>
                <table:table-cell table:style-name="Cell5">
                  <text:p text:style-name="P19"><text:span text:style-name="T19_1">7</text:span></text:p>
                </table:table-cell>
                <table:table-cell table:style-name="Cell6">
                  <text:p text:style-name="P20"><text:span text:style-name="T20_1">8</text:span></text:p>
                </table:table-cell>
              </table:table-row>
              <table:table-row table:style-name="Row5">
                <table:table-cell table:style-name="Cell7">
                  <text:p text:style-name="P21"><text:span text:style-name="T21_1">2</text:span></text:p>
                </table:table-cell>
                <table:table-cell table:style-name="Cell8">
                  <text:p text:style-name="P22"><text:span text:style-name="T22_1">3</text:span></text:p>
                </table:table-cell>
                <table:table-cell table:style-name="Cell9">
                  <text:p text:style-name="P23"><text:span text:style-name="T23_1">1</text:span></text:p>
                </table:table-cell>
              </table:table-row>
              <table:table-row table:style-name="Row6">
                <table:table-cell table:style-name="Cell10">
                  <text:p text:style-name="P24"><text:span text:style-name="T24_1">9</text:span></text:p>
                </table:table-cell>
                <table:table-cell table:style-name="Cell11">
                  <text:p text:style-name="P25"><text:span text:style-name="T25_1">4</text:span></text:p>
                </table:table-cell>
                <table:table-cell table:style-name="Cell12">
                  <text:p text:style-name="P26"><text:span text:style-name="T26_1">6</text:span></text:p>
                </table:table-cell>
              </table:table-row>
            </table:table>
            <text:p text:style-name="P27"/>
            <text:p text:style-name="P28"/>
            <text:p text:style-name="P29"/>
            <text:p text:style-name="P30"><text:span text:style-name="T30_1">Complete</text:span><text:span text:style-name="T30_2"><text:s/></text:span><text:span text:style-name="T30_3">the</text:span><text:span text:style-name="T30_4"><text:s/></text:span><text:span text:style-name="T30_5">list</text:span><text:span text:style-name="T30_6"><text:s/></text:span><text:span text:style-name="T30_7">representation</text:span><text:span text:style-name="T30_8"><text:s/></text:span><text:span text:style-name="T30_9">in</text:span><text:span text:style-name="T30_10"><text:s/></text:span><text:span text:style-name="T30_11">the</text:span><text:span text:style-name="T30_12"><text:s/></text:span><text:span text:style-name="T30_13">answer</text:span><text:span text:style-name="T30_14"><text:s/></text:span><text:span text:style-name="T30_15">box</text:span><text:span text:style-name="T30_16"><text:s/></text:span><text:span text:style-name="T30_17">below</text:span></text:p>
          </table:table-cell>
        </table:table-row>
        <table:table-row table:style-name="Row7">
          <table:table-cell table:style-name="Cell13">
            <text:p text:style-name="P31"><text:span text:style-name="T31_1">Answer</text:span></text:p>
          </table:table-cell>
        </table:table-row>
        <table:table-row table:style-name="Row8">
          <table:table-cell table:style-name="Cell14">
            <text:p text:style-name="P32"/>
            <text:p text:style-name="P33"/>
            <table:table table:style-name="Table4">
              <table:table-column table:style-name="Column6"/>
              <table:table-column table:style-name="Column7"/>
              <table:table-column table:style-name="Column8"/>
              <table:table-column table:style-name="Column9"/>
              <table:table-column table:style-name="Column10"/>
              <table:table-column table:style-name="Column11"/>
              <table:table-column table:style-name="Column12"/>
              <table:table-column table:style-name="Column13"/>
              <table:table-column table:style-name="Column14"/>
              <table:table-row table:style-name="Row9">
                <table:table-cell table:style-name="Cell15">
                  <text:p text:style-name="P34"/>
                </table:table-cell>
                <table:table-cell table:style-name="Cell16">
                  <text:p text:style-name="P35"/>
                </table:table-cell>
                <table:table-cell table:style-name="Cell17">
                  <text:p text:style-name="P36"/>
                </table:table-cell>
                <table:table-cell table:style-name="Cell18">
                  <text:p text:style-name="P37"/>
                </table:table-cell>
                <table:table-cell table:style-name="Cell19">
                  <text:p text:style-name="P38"/>
                </table:table-cell>
                <table:table-cell table:style-name="Cell20">
                  <text:p text:style-name="P39"/>
                </table:table-cell>
                <table:table-cell table:style-name="Cell21">
                  <text:p text:style-name="P40"/>
                </table:table-cell>
                <table:table-cell table:style-name="Cell22">
                  <text:p text:style-name="P41"/>
                </table:table-cell>
                <table:table-cell table:style-name="Cell23">
                  <text:p text:style-name="P42"/>
                </table:table-cell>
              </table:table-row>
            </table:table>
            <text:p text:style-name="P43"/>
            <text:p text:style-name="P44"/>
          </table:table-cell>
        </table:table-row>
      </table:table>
      <text:p text:style-name="P45"/>
      <text:p text:style-name="P46"/>
      <text:p text:style-name="P47"/>
      <table:table table:style-name="Table5">
        <table:table-column table:style-name="Column15"/>
        <table:table-row table:style-name="Row10">
          <table:table-cell table:style-name="Cell24">
            <text:p text:style-name="P48"><text:span text:style-name="T48_1">Question</text:span><text:span text:style-name="T48_2"><text:s/>2</text:span></text:p>
          </table:table-cell>
        </table:table-row>
        <table:table-row table:style-name="Row11">
          <table:table-cell table:style-name="Cell25">
            <text:p text:style-name="P49"><text:span text:style-name="T49_1">A</text:span><text:span text:style-name="T49_2"><text:s/></text:span><text:span text:style-name="T49_3">student</text:span><text:span text:style-name="T49_4"><text:s/></text:span><text:span text:style-name="T49_5">has</text:span><text:span text:style-name="T49_6"><text:s/></text:span><text:span text:style-name="T49_7">the</text:span><text:span text:style-name="T49_8"><text:s/></text:span><text:span text:style-name="T49_9">following</text:span><text:span text:style-name="T49_10"><text:s/></text:span><text:span text:style-name="T49_11">list</text:span><text:span text:style-name="T49_12"><text:s/></text:span><text:span text:style-name="T49_13">representation</text:span><text:span text:style-name="T49_14"><text:s/></text:span><text:span text:style-name="T49_15">in</text:span><text:span text:style-name="T49_16"><text:s/></text:span><text:span text:style-name="T49_17">SCRATCH</text:span><text:span text:style-name="T49_18"><text:s/></text:span><text:span text:style-name="T49_19">of</text:span><text:span text:style-name="T49_20"><text:s text:c="2"/></text:span><text:span text:style-name="T49_21">a</text:span><text:span text:style-name="T49_22"><text:s/>2</text:span><text:span text:style-name="T49_23">D</text:span><text:span text:style-name="T49_24"><text:s/></text:span><text:span text:style-name="T49_25">matrix</text:span></text:p>
            <text:p text:style-name="P50"/>
            <table:table table:style-name="Table6">
              <table:table-column table:style-name="Column16"/>
              <table:table-column table:style-name="Column17"/>
              <table:table-column table:style-name="Column18"/>
              <table:table-column table:style-name="Column19"/>
              <table:table-column table:style-name="Column20"/>
              <table:table-column table:style-name="Column21"/>
              <table:table-column table:style-name="Column22"/>
              <table:table-column table:style-name="Column23"/>
              <table:table-column table:style-name="Column24"/>
              <table:table-row table:style-name="Row12">
                <table:table-cell table:style-name="Cell26">
                  <text:p text:style-name="P51"><text:span text:style-name="T51_1">3</text:span></text:p>
                </table:table-cell>
                <table:table-cell table:style-name="Cell27">
                  <text:p text:style-name="P52"><text:span text:style-name="T52_1">1</text:span></text:p>
                </table:table-cell>
                <table:table-cell table:style-name="Cell28">
                  <text:p text:style-name="P53"><text:span text:style-name="T53_1">6</text:span></text:p>
                </table:table-cell>
                <table:table-cell table:style-name="Cell29">
                  <text:p text:style-name="P54"><text:span text:style-name="T54_1">4</text:span></text:p>
                </table:table-cell>
                <table:table-cell table:style-name="Cell30">
                  <text:p text:style-name="P55"><text:span text:style-name="T55_1">2</text:span></text:p>
                </table:table-cell>
                <table:table-cell table:style-name="Cell31">
                  <text:p text:style-name="P56"><text:span text:style-name="T56_1">9</text:span></text:p>
                </table:table-cell>
                <table:table-cell table:style-name="Cell32">
                  <text:p text:style-name="P57"><text:span text:style-name="T57_1">7</text:span></text:p>
                </table:table-cell>
                <table:table-cell table:style-name="Cell33">
                  <text:p text:style-name="P58"><text:span text:style-name="T58_1">8</text:span></text:p>
                </table:table-cell>
                <table:table-cell table:style-name="Cell34">
                  <text:p text:style-name="P59"><text:span text:style-name="T59_1">5</text:span></text:p>
                </table:table-cell>
              </table:table-row>
            </table:table>
            <text:p text:style-name="P60"/>
            <text:p text:style-name="P61"/>
            <text:p text:style-name="P62"><text:span text:style-name="T62_1">Complete</text:span><text:span text:style-name="T62_2"><text:s/></text:span><text:span text:style-name="T62_3">the</text:span><text:span text:style-name="T62_4"><text:s/>2</text:span><text:span text:style-name="T62_5">D</text:span><text:span text:style-name="T62_6"><text:s/></text:span><text:span text:style-name="T62_7">matrix</text:span><text:span text:style-name="T62_8"><text:s/></text:span><text:span text:style-name="T62_9">representation</text:span><text:span text:style-name="T62_10"><text:s/></text:span><text:span text:style-name="T62_11">in</text:span><text:span text:style-name="T62_12"><text:s/></text:span><text:span text:style-name="T62_13">the</text:span><text:span text:style-name="T62_14"><text:s/></text:span><text:span text:style-name="T62_15">answer</text:span><text:span text:style-name="T62_16"><text:s/></text:span><text:span text:style-name="T62_17">box</text:span><text:span text:style-name="T62_18"><text:s/></text:span><text:span text:style-name="T62_19">below</text:span></text:p>
          </table:table-cell>
        </table:table-row>
        <table:table-row table:style-name="Row13">
          <table:table-cell table:style-name="Cell35">
            <text:p text:style-name="P63"><text:span text:style-name="T63_1">Answer</text:span></text:p>
          </table:table-cell>
        </table:table-row>
        <table:table-row table:style-name="Row14">
          <table:table-cell table:style-name="Cell36">
            <text:p text:style-name="P64"/>
            <text:p text:style-name="P65"/>
            <table:table table:style-name="Table7">
              <table:table-column table:style-name="Column25"/>
              <table:table-column table:style-name="Column26"/>
              <table:table-column table:style-name="Column27"/>
              <table:table-row table:style-name="Row15">
                <table:table-cell table:style-name="Cell37">
                  <text:p text:style-name="P66"/>
                </table:table-cell>
                <table:table-cell table:style-name="Cell38">
                  <text:p text:style-name="P67"/>
                </table:table-cell>
                <table:table-cell table:style-name="Cell39">
                  <text:p text:style-name="P68"/>
                </table:table-cell>
              </table:table-row>
              <table:table-row table:style-name="Row16">
                <table:table-cell table:style-name="Cell40">
                  <text:p text:style-name="P69"/>
                </table:table-cell>
                <table:table-cell table:style-name="Cell41">
                  <text:p text:style-name="P70"/>
                </table:table-cell>
                <table:table-cell table:style-name="Cell42">
                  <text:p text:style-name="P71"/>
                </table:table-cell>
              </table:table-row>
              <table:table-row table:style-name="Row17">
                <table:table-cell table:style-name="Cell43">
                  <text:p text:style-name="P72"/>
                </table:table-cell>
                <table:table-cell table:style-name="Cell44">
                  <text:p text:style-name="P73"/>
                </table:table-cell>
                <table:table-cell table:style-name="Cell45">
                  <text:p text:style-name="P74"/>
                </table:table-cell>
              </table:table-row>
            </table:table>
            <text:p text:style-name="P75"/>
            <text:p text:style-name="P76"/>
            <text:p text:style-name="P77"/>
            <text:p text:style-name="P78"/>
          </table:table-cell>
        </table:table-row>
      </table:table>
      <text:p text:style-name="P79"/>
      <text:p text:style-name="P80"/>
      <text:p text:style-name="P81"/>
      <text:p text:style-name="P82"/>
      <table:table table:style-name="Table8">
        <table:table-column table:style-name="Column28"/>
        <table:table-row table:style-name="Row18">
          <table:table-cell table:style-name="Cell46">
            <text:p text:style-name="P83"><text:span text:style-name="T83_1">Question</text:span><text:span text:style-name="T83_2"><text:s/>3</text:span></text:p>
          </table:table-cell>
        </table:table-row>
        <table:table-row table:style-name="Row19">
          <table:table-cell table:style-name="Cell47">
            <text:p text:style-name="P84"><text:span text:style-name="T84_1">A</text:span><text:span text:style-name="T84_2"><text:s/></text:span><text:span text:style-name="T84_3">student</text:span><text:span text:style-name="T84_4"><text:s/></text:span><text:span text:style-name="T84_5">has</text:span><text:span text:style-name="T84_6"><text:s/></text:span><text:span text:style-name="T84_7">the</text:span><text:span text:style-name="T84_8"><text:s/></text:span><text:span text:style-name="T84_9">following</text:span><text:span text:style-name="T84_10"><text:s/></text:span><text:span text:style-name="T84_11">list</text:span><text:span text:style-name="T84_12"><text:s/></text:span><text:span text:style-name="T84_13">representation</text:span><text:span text:style-name="T84_14"><text:s/></text:span><text:span text:style-name="T84_15">in</text:span><text:span text:style-name="T84_16"><text:s/></text:span><text:span text:style-name="T84_17">SCRATCH</text:span><text:span text:style-name="T84_18"><text:s/></text:span><text:span text:style-name="T84_19">of</text:span><text:span text:style-name="T84_20"><text:s text:c="2"/></text:span><text:span text:style-name="T84_21">a</text:span><text:span text:style-name="T84_22"><text:s/>2</text:span><text:span text:style-name="T84_23">D</text:span><text:span text:style-name="T84_24"><text:s/></text:span><text:span text:style-name="T84_25">matrix</text:span></text:p>
            <text:p text:style-name="P85"/>
            <table:table table:style-name="Table9">
              <table:table-column table:style-name="Column29"/>
              <table:table-column table:style-name="Column30"/>
              <table:table-column table:style-name="Column31"/>
              <table:table-column table:style-name="Column32"/>
              <table:table-column table:style-name="Column33"/>
              <table:table-column table:style-name="Column34"/>
              <table:table-column table:style-name="Column35"/>
              <table:table-column table:style-name="Column36"/>
              <table:table-column table:style-name="Column37"/>
              <table:table-row table:style-name="Row20">
                <table:table-cell table:style-name="Cell48">
                  <text:p text:style-name="P86"><text:span text:style-name="T86_1">3</text:span></text:p>
                </table:table-cell>
                <table:table-cell table:style-name="Cell49">
                  <text:p text:style-name="P87"><text:span text:style-name="T87_1">1</text:span></text:p>
                </table:table-cell>
                <table:table-cell table:style-name="Cell50">
                  <text:p text:style-name="P88"><text:span text:style-name="T88_1">6</text:span></text:p>
                </table:table-cell>
                <table:table-cell table:style-name="Cell51">
                  <text:p text:style-name="P89"><text:span text:style-name="T89_1">4</text:span></text:p>
                </table:table-cell>
                <table:table-cell table:style-name="Cell52">
                  <text:p text:style-name="P90"><text:span text:style-name="T90_1">2</text:span></text:p>
                </table:table-cell>
                <table:table-cell table:style-name="Cell53">
                  <text:p text:style-name="P91"><text:span text:style-name="T91_1">9</text:span></text:p>
                </table:table-cell>
                <table:table-cell table:style-name="Cell54">
                  <text:p text:style-name="P92"><text:span text:style-name="T92_1">7</text:span></text:p>
                </table:table-cell>
                <table:table-cell table:style-name="Cell55">
                  <text:p text:style-name="P93"><text:span text:style-name="T93_1">8</text:span></text:p>
                </table:table-cell>
                <table:table-cell table:style-name="Cell56">
                  <text:p text:style-name="P94"><text:span text:style-name="T94_1">5</text:span></text:p>
                </table:table-cell>
              </table:table-row>
            </table:table>
            <text:p text:style-name="P95"/>
            <text:p text:style-name="P96"><text:span text:style-name="T96_1">What</text:span><text:span text:style-name="T96_2"><text:s/></text:span><text:span text:style-name="T96_3">is</text:span><text:span text:style-name="T96_4"><text:s/></text:span><text:span text:style-name="T96_5">sum</text:span><text:span text:style-name="T96_6"><text:s/></text:span><text:span text:style-name="T96_7">up</text:span><text:span text:style-name="T96_8"><text:s/></text:span><text:span text:style-name="T96_9">the</text:span><text:span text:style-name="T96_10"><text:s/></text:span><text:span text:style-name="T96_11">values</text:span><text:span text:style-name="T96_12"><text:s/></text:span><text:span text:style-name="T96_13">for</text:span><text:span text:style-name="T96_14"><text:s/></text:span><text:span text:style-name="T96_15">row</text:span><text:span text:style-name="T96_16"><text:s/>2?<text:line-break/><text:line-break/></text:span><text:span text:style-name="T96_17">Type</text:span><text:span text:style-name="T96_18"><text:s/></text:span><text:span text:style-name="T96_19">in</text:span><text:span text:style-name="T96_20"><text:s/></text:span><text:span text:style-name="T96_21">the</text:span><text:span text:style-name="T96_22"><text:s/></text:span><text:span text:style-name="T96_23">answer</text:span><text:span text:style-name="T96_24"><text:s/></text:span><text:span text:style-name="T96_25">in</text:span><text:span text:style-name="T96_26"><text:s/></text:span><text:span text:style-name="T96_27">the</text:span><text:span text:style-name="T96_28"><text:s/></text:span><text:span text:style-name="T96_29">Answer</text:span><text:span text:style-name="T96_30"><text:s/></text:span><text:span text:style-name="T96_31">Box</text:span><text:span text:style-name="T96_32"><text:s/></text:span><text:span text:style-name="T96_33">below</text:span><text:span text:style-name="T96_34">.</text:span></text:p>
          </table:table-cell>
        </table:table-row>
        <table:table-row table:style-name="Row21">
          <table:table-cell table:style-name="Cell57">
            <text:p text:style-name="P97"><text:span text:style-name="T97_1">Answer</text:span></text:p>
          </table:table-cell>
        </table:table-row>
        <table:table-row table:style-name="Row22">
          <table:table-cell table:style-name="Cell58">
            <text:p text:style-name="P98"/>
          </table:table-cell>
        </table:table-row>
      </table:table>
      <text:p text:style-name="P99"/>
      <text:p text:style-name="P100"/>
      <text:p text:style-name="P101"/>
      <text:p text:style-name="P102"/>
      <table:table table:style-name="Table10">
        <table:table-column table:style-name="Column38"/>
        <table:table-row table:style-name="Row23">
          <table:table-cell table:style-name="Cell59">
            <text:p text:style-name="P103"><text:span text:style-name="T103_1">Question</text:span><text:span text:style-name="T103_2"><text:s/>4</text:span></text:p>
          </table:table-cell>
        </table:table-row>
        <table:table-row table:style-name="Row24">
          <table:table-cell table:style-name="Cell60">
            <text:p text:style-name="P104"><text:span text:style-name="T104_1">A</text:span><text:span text:style-name="T104_2"><text:s/></text:span><text:span text:style-name="T104_3">student</text:span><text:span text:style-name="T104_4"><text:s/></text:span><text:span text:style-name="T104_5">has</text:span><text:span text:style-name="T104_6"><text:s/></text:span><text:span text:style-name="T104_7">the</text:span><text:span text:style-name="T104_8"><text:s/></text:span><text:span text:style-name="T104_9">following</text:span><text:span text:style-name="T104_10"><text:s/></text:span><text:span text:style-name="T104_11">list</text:span><text:span text:style-name="T104_12"><text:s/></text:span><text:span text:style-name="T104_13">representation</text:span><text:span text:style-name="T104_14"><text:s/></text:span><text:span text:style-name="T104_15">in</text:span><text:span text:style-name="T104_16"><text:s/></text:span><text:span text:style-name="T104_17">SCRATCH</text:span><text:span text:style-name="T104_18"><text:s/></text:span><text:span text:style-name="T104_19">of</text:span><text:span text:style-name="T104_20"><text:s text:c="2"/></text:span><text:span text:style-name="T104_21">a</text:span><text:span text:style-name="T104_22"><text:s/>2</text:span><text:span text:style-name="T104_23">D</text:span><text:span text:style-name="T104_24"><text:s/></text:span><text:span text:style-name="T104_25">matrix</text:span></text:p>
            <text:p text:style-name="P105"/>
            <table:table table:style-name="Table11">
              <table:table-column table:style-name="Column39"/>
              <table:table-column table:style-name="Column40"/>
              <table:table-column table:style-name="Column41"/>
              <table:table-column table:style-name="Column42"/>
              <table:table-column table:style-name="Column43"/>
              <table:table-column table:style-name="Column44"/>
              <table:table-column table:style-name="Column45"/>
              <table:table-column table:style-name="Column46"/>
              <table:table-column table:style-name="Column47"/>
              <table:table-row table:style-name="Row25">
                <table:table-cell table:style-name="Cell61">
                  <text:p text:style-name="P106"><text:span text:style-name="T106_1">3</text:span></text:p>
                </table:table-cell>
                <table:table-cell table:style-name="Cell62">
                  <text:p text:style-name="P107"><text:span text:style-name="T107_1">1</text:span></text:p>
                </table:table-cell>
                <table:table-cell table:style-name="Cell63">
                  <text:p text:style-name="P108"><text:span text:style-name="T108_1">6</text:span></text:p>
                </table:table-cell>
                <table:table-cell table:style-name="Cell64">
                  <text:p text:style-name="P109"><text:span text:style-name="T109_1">4</text:span></text:p>
                </table:table-cell>
                <table:table-cell table:style-name="Cell65">
                  <text:p text:style-name="P110"><text:span text:style-name="T110_1">2</text:span></text:p>
                </table:table-cell>
                <table:table-cell table:style-name="Cell66">
                  <text:p text:style-name="P111"><text:span text:style-name="T111_1">9</text:span></text:p>
                </table:table-cell>
                <table:table-cell table:style-name="Cell67">
                  <text:p text:style-name="P112"><text:span text:style-name="T112_1">7</text:span></text:p>
                </table:table-cell>
                <table:table-cell table:style-name="Cell68">
                  <text:p text:style-name="P113"><text:span text:style-name="T113_1">8</text:span></text:p>
                </table:table-cell>
                <table:table-cell table:style-name="Cell69">
                  <text:p text:style-name="P114"><text:span text:style-name="T114_1">5</text:span></text:p>
                </table:table-cell>
              </table:table-row>
            </table:table>
            <text:p text:style-name="P115"/>
            <text:p text:style-name="P116"><text:span text:style-name="T116_1">What</text:span><text:span text:style-name="T116_2"><text:s/></text:span><text:span text:style-name="T116_3">is</text:span><text:span text:style-name="T116_4"><text:s/></text:span><text:span text:style-name="T116_5">sum</text:span><text:span text:style-name="T116_6"><text:s/></text:span><text:span text:style-name="T116_7">up</text:span><text:span text:style-name="T116_8"><text:s/></text:span><text:span text:style-name="T116_9">the</text:span><text:span text:style-name="T116_10"><text:s/></text:span><text:span text:style-name="T116_11">values</text:span><text:span text:style-name="T116_12"><text:s/></text:span><text:span text:style-name="T116_13">for</text:span><text:span text:style-name="T116_14"><text:s/></text:span><text:span text:style-name="T116_15">column</text:span><text:span text:style-name="T116_16"><text:s/>2?<text:line-break/><text:line-break/></text:span><text:span text:style-name="T116_17">Type</text:span><text:span text:style-name="T116_18"><text:s/></text:span><text:span text:style-name="T116_19">in</text:span><text:span text:style-name="T116_20"><text:s/></text:span><text:span text:style-name="T116_21">the</text:span><text:span text:style-name="T116_22"><text:s/></text:span><text:span text:style-name="T116_23">answer</text:span><text:span text:style-name="T116_24"><text:s/></text:span><text:span text:style-name="T116_25">in</text:span><text:span text:style-name="T116_26"><text:s/></text:span><text:span text:style-name="T116_27">the</text:span><text:span text:style-name="T116_28"><text:s/></text:span><text:span text:style-name="T116_29">Answer</text:span><text:span text:style-name="T116_30"><text:s/></text:span><text:span text:style-name="T116_31">Box</text:span><text:span text:style-name="T116_32"><text:s/></text:span><text:span text:style-name="T116_33">below</text:span><text:span text:style-name="T116_34">.</text:span></text:p>
          </table:table-cell>
        </table:table-row>
        <table:table-row table:style-name="Row26">
          <table:table-cell table:style-name="Cell70">
            <text:p text:style-name="P117"><text:span text:style-name="T117_1">Answer</text:span></text:p>
          </table:table-cell>
        </table:table-row>
        <table:table-row table:style-name="Row27">
          <table:table-cell table:style-name="Cell71">
            <text:p text:style-name="P118"/>
          </table:table-cell>
        </table:table-row>
      </table:table>
      <text:p text:style-name="P119"/>
      <text:p text:style-name="P120"/>
      <text:p text:style-name="P121"/>
      <text:p text:style-name="P122"/>
      <text:p text:style-name="P12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212cm" fo:keep-with-next="always" style:writing-mode="lr-tb"/>
      <style:text-properties style:font-name="Verdana" fo:font-size="18pt" style:font-name-asian="Verdana" style:font-size-asian="18pt" style:font-name-complex="Verdana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353cm" fo:margin-bottom="0.212cm" fo:keep-with-next="always" style:writing-mode="lr-tb"/>
      <style:text-properties style:font-name="Verdana" fo:font-size="16pt" style:font-name-asian="Verdana" style:font-size-asian="16pt" style:font-name-complex="Verdana" style:font-size-complex="16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247cm" fo:margin-bottom="0.212cm" fo:keep-with-next="always" style:writing-mode="lr-tb"/>
      <style:text-properties fo:color="#808080" style:font-name="Verdana" fo:font-size="14pt" style:font-name-asian="Verdana" style:font-size-asian="14pt" style:font-name-complex="Verdana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212cm" fo:keep-with-next="always" style:writing-mode="lr-tb"/>
      <style:text-properties style:font-name="Verdana" fo:font-size="28pt" style:font-name-asian="Verdana" style:font-size-asian="28pt" style:font-name-complex="Verdana" style:font-size-complex="28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top="0.106cm" fo:margin-bottom="0.212cm" fo:keep-with-next="always" style:writing-mode="lr-tb"/>
      <style:text-properties style:font-name="Verdana" fo:font-size="18pt" style:font-name-asian="Verdana" style:font-size-asian="18pt" style:font-name-complex="Verdana" style:font-size-complex="18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cm" fo:padding-bottom="0cm" fo:margin-bottom="1.249cm" fo:padding-left="0cm" fo:margin-left="2cm" fo:padding-right="0cm" fo:margin-right="2cm"/>
      <style:footer-style>
        <style:header-footer-properties fo:min-height="0.751cm" fo:margin-top="0.75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T1_1" style:family="text"/>
    <style:style style:name="T1_2" style:family="text">
      <style:text-properties style:font-name="Arial" fo:font-size="11pt" style:font-name-asian="Arial" style:font-size-asian="11pt" style:font-name-complex="Arial" style:font-size-complex="11pt"/>
    </style:style>
    <style:style style:name="T1_3" style:family="text">
      <style:text-properties style:font-name="Arial" fo:font-size="11pt" style:font-name-asian="Arial" style:font-size-asian="11pt" style:font-name-complex="Arial" style:font-size-complex="11pt"/>
    </style:style>
    <style:style style:name="T1_4" style:family="text">
      <style:text-properties style:font-name="Arial" fo:font-size="11pt" style:font-name-asian="Arial" style:font-size-asian="11pt" style:font-name-complex="Arial" style:font-size-complex="11pt"/>
    </style:style>
    <style:style style:name="T1_5" style:family="text">
      <style:text-properties style:font-name="Arial" fo:font-size="11pt" style:font-name-asian="Arial" style:font-size-asian="11pt" style:font-name-complex="Arial" style:font-size-complex="11pt"/>
    </style:style>
    <style:style style:name="T1_6" style:family="text">
      <style:text-properties style:font-name="Arial" fo:font-size="11pt" style:font-name-asian="Arial" style:font-size-asian="11pt" style:font-name-complex="Arial" style:font-size-complex="11pt"/>
    </style:style>
  </office:automatic-styles>
  <office:master-styles>
    <style:master-page style:name="Standard" style:page-layout-name="pm1">
      <style:footer>
        <text:p text:style-name="P1"><text:span text:style-name="T1_1"><text:tab/><text:tab/><text:tab/><text:tab/><text:tab/><text:tab/><text:tab/><text:tab/><text:tab/></text:span><text:span text:style-name="T1_2">©<text:s/></text:span><text:span text:style-name="T1_3">Tinker</text:span><text:span text:style-name="T1_4"><text:s/></text:span><text:span text:style-name="T1_5">Academy</text:span><text:span text:style-name="T1_6"><text:s/>2014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